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oney-web" svg:font-family="rooney-web,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76907" officeooo:paragraph-rsid="00076907"/>
    </style:style>
    <style:style style:name="P2"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8d47f" officeooo:paragraph-rsid="0008d47f"/>
    </style:style>
    <style:style style:name="P3" style:family="paragraph" style:parent-style-name="Text_20_body" style:list-style-name="L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575757" style:font-name="rooney-web" fo:font-size="12pt" fo:letter-spacing="normal" fo:font-style="normal" fo:font-weight="normal"/>
    </style:style>
    <style:style style:name="P4" style:family="paragraph" style:parent-style-name="Text_20_body" style:list-style-name="L1">
      <style:paragraph-properties fo:margin-left="0in" fo:margin-right="0in" fo:margin-top="0in" fo:margin-bottom="0.1563in" loext:contextual-spacing="false" fo:line-height="160%" fo:orphans="2" fo:widows="2" fo:text-indent="0in" style:auto-text-indent="false" fo:padding="0in" fo:border="none"/>
      <style:text-properties fo:font-variant="normal" fo:text-transform="none" fo:color="#575757" style:font-name="rooney-web" fo:font-size="12pt" fo:letter-spacing="normal" fo:font-style="normal" fo:font-weight="normal"/>
    </style:style>
    <style:style style:name="P5" style:family="paragraph" style:parent-style-name="Text_20_body" style:list-style-name="L2">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76907" officeooo:paragraph-rsid="00076907"/>
    </style:style>
    <style:style style:name="P6" style:family="paragraph" style:parent-style-name="Text_20_body" style:list-style-name="L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76907" officeooo:paragraph-rsid="00076907"/>
    </style:style>
    <style:style style:name="P7" style:family="paragraph" style:parent-style-name="Text_20_body" style:list-style-name="L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8d47f" officeooo:paragraph-rsid="0008d47f"/>
    </style:style>
    <style:style style:name="P8" style:family="paragraph" style:parent-style-name="Text_20_body" style:list-style-name="L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8d47f" officeooo:paragraph-rsid="0008d47f"/>
    </style:style>
    <style:style style:name="P9" style:family="paragraph" style:parent-style-name="Text_20_body" style:list-style-name="L5">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990c1" officeooo:paragraph-rsid="000990c1"/>
    </style:style>
    <style:style style:name="P10"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990c1" officeooo:paragraph-rsid="000990c1"/>
    </style:style>
    <style:style style:name="P11" style:family="paragraph" style:parent-style-name="Text_20_body" style:list-style-name="L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990c1" officeooo:paragraph-rsid="000990c1"/>
    </style:style>
    <style:style style:name="P12" style:family="paragraph" style:parent-style-name="Text_20_body" style:list-style-name="L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3"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4" style:family="paragraph" style:parent-style-name="Text_20_body" style:list-style-name="L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5" style:family="paragraph" style:parent-style-name="Text_20_body" style:list-style-name="L8">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6" style:family="paragraph" style:parent-style-name="Text_20_body" style:list-style-name="L10">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7" style:family="paragraph" style:parent-style-name="Text_20_body" style:list-style-name="L11">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8" style:family="paragraph" style:parent-style-name="Text_20_body" style:list-style-name="L12">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19" style:family="paragraph" style:parent-style-name="Text_20_body" style:list-style-name="L1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5a11" officeooo:paragraph-rsid="000b5a11"/>
    </style:style>
    <style:style style:name="P20" style:family="paragraph" style:parent-style-name="Text_20_body" style:list-style-name="L1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c4d2" officeooo:paragraph-rsid="000bc4d2"/>
    </style:style>
    <style:style style:name="P21"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c4d2" officeooo:paragraph-rsid="000bc4d2"/>
    </style:style>
    <style:style style:name="P22" style:family="paragraph" style:parent-style-name="Text_20_body" style:list-style-name="L15">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c4d2" officeooo:paragraph-rsid="000bc4d2"/>
    </style:style>
    <style:style style:name="P23" style:family="paragraph" style:parent-style-name="Text_20_body" style:list-style-name="L1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bc4d2" officeooo:paragraph-rsid="000bc4d2"/>
    </style:style>
    <style:style style:name="P24" style:family="paragraph" style:parent-style-name="Text_20_body" style:list-style-name="L1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3a9a" officeooo:paragraph-rsid="000c3a9a"/>
    </style:style>
    <style:style style:name="P25"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3a9a" officeooo:paragraph-rsid="000c3a9a"/>
    </style:style>
    <style:style style:name="P26" style:family="paragraph" style:parent-style-name="Text_20_body" style:list-style-name="L18">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3a9a" officeooo:paragraph-rsid="000c3a9a"/>
    </style:style>
    <style:style style:name="P27" style:family="paragraph" style:parent-style-name="Text_20_body" style:list-style-name="L19">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3a9a" officeooo:paragraph-rsid="000c3a9a"/>
    </style:style>
    <style:style style:name="P28" style:family="paragraph" style:parent-style-name="Text_20_body" style:list-style-name="L20">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3a9a" officeooo:paragraph-rsid="000c3a9a"/>
    </style:style>
    <style:style style:name="P29" style:family="paragraph" style:parent-style-name="Text_20_body" style:list-style-name="L21">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ed93" officeooo:paragraph-rsid="000ced93"/>
    </style:style>
    <style:style style:name="P30" style:family="paragraph" style:parent-style-name="Text_20_body" style:list-style-name="L9">
      <style:paragraph-properties fo:margin-top="0in" fo:margin-bottom="0.1563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ced93" officeooo:paragraph-rsid="000ced93"/>
    </style:style>
    <style:style style:name="P31" style:family="paragraph" style:parent-style-name="Text_20_body" style:list-style-name="L9">
      <style:paragraph-properties fo:margin-top="0in" fo:margin-bottom="0.1563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0d0d26" officeooo:paragraph-rsid="000d0d26"/>
    </style:style>
    <style:style style:name="T1" style:family="text">
      <style:text-properties officeooo:rsid="000d0d26"/>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38188089" text:style-name="L1">
        <text:list-item>
          <text:p text:style-name="P3"><text:bookmark text:name="YLKHG954K14C0ZNKR137"/><text:bookmark text:name="XTDD3WNDNWDBX7FFY710"/><text:bookmark text:name="ZLKKQV0Z840XLCAGA167"/>How can a security framework assist in the design and implementation of a security infrastructure? What is information security governance? Who in the organization should plan for it?</text:p>
        </text:list-item>
      </text:list>
      <text:list xml:id="list1890349299" text:style-name="L2">
        <text:list-item>
          <text:p text:style-name="P5">By creating or validating an existing security blueprint for the im plementation od needed security controls to protect the information assets. <text:s/></text:p>
        </text:list-item>
        <text:list-item>
          <text:p text:style-name="P5">Information Security Governance is the set of responsibilities and practices exercised by the board and executive management with the goal of providing strategic direction, ensuring that objectives are achieved, ascertaining that risks are managed appropriately and verifying that the enterprises are resources are used responsibly.</text:p>
        </text:list-item>
        <text:list-item>
          <text:p text:style-name="P5">The board of directors or trustees, the senior organization executive, executive team members, senior managers and all employees and users.</text:p>
        </text:list-item>
      </text:list>
      <text:p text:style-name="P1"/>
      <text:list xml:id="list173831809613460" text:continue-list="list3138188089" text:style-name="L1">
        <text:list-item>
          <text:p text:style-name="P3"><text:bookmark text:name="LCGH9L126GDRFJ05L199"/><text:bookmark text:name="NZYY8B57PMH4YCE3F515"/>Where can a security administrator find information on established security frameworks?</text:p>
        </text:list-item>
      </text:list>
      <text:list xml:id="list2842343155" text:style-name="L3">
        <text:list-item>
          <text:p text:style-name="P6">One can look to the Information Technology-Code of Practice for Information Security Management.</text:p>
        </text:list-item>
        <text:list-item>
          <text:p text:style-name="P6">ISO 17799/BS 7799 </text:p>
        </text:list-item>
        <text:list-item>
          <text:p text:style-name="P6">ISO17799/BS 7799</text:p>
        </text:list-item>
        <text:list-item>
          <text:p text:style-name="P7">NIST Security Models including SP 800-12, 14, 18, 26, 30 and VISA International Security Model.</text:p>
        </text:list-item>
      </text:list>
      <text:p text:style-name="P2"/>
      <text:list xml:id="list173830077588578" text:continue-list="list173831809613460" text:style-name="L1">
        <text:list-item>
          <text:p text:style-name="P3"><text:bookmark text:name="KJDUC445N62NVFLWC205"/><text:bookmark text:name="HZUZAV1JJYAJ3JPKK106"/>What is the ISO 27000 series of standards? Which individual standards make up the series?</text:p>
        </text:list-item>
      </text:list>
      <text:list xml:id="list1376160358" text:style-name="L4">
        <text:list-item>
          <text:p text:style-name="P8">27000 | 2009 – Series Overview and Terminolygy – Defines terminology and vocabulary for the standard series.</text:p>
        </text:list-item>
        <text:list-item>
          <text:p text:style-name="P8">27001 | 2005 – Information Security Management System Specification – Drawn from BS 7799:2</text:p>
        </text:list-item>
        <text:list-item>
          <text:p text:style-name="P8">27002 | 2007 – Code of Practice for Information Security Management – Renamed from ISO/IEC 17799 – Drawn from BS 7799:1</text:p>
        </text:list-item>
        <text:list-item>
          <text:p text:style-name="P8"><text:soft-page-break/>27004 | 2009 – Information Security Measurements and Metrics</text:p>
        </text:list-item>
        <text:list-item>
          <text:p text:style-name="P8">27005 | 2008 – ISMS Risk Management – Supports 27001 But doesnt recommend any specific risk method.</text:p>
        </text:list-item>
        <text:list-item>
          <text:p text:style-name="P8">27006 | 2007 – Requirements for Bodies Providing Audit and Certification of an ISMS – Largely intended to support the accreditation of certification bodies providing ISMS certification.</text:p>
        </text:list-item>
      </text:list>
      <text:p text:style-name="P2"/>
      <text:list xml:id="list173830243274813" text:continue-list="list173830077588578" text:style-name="L1">
        <text:list-item>
          <text:p text:style-name="P3"><text:bookmark text:name="HVTHBK3C7AAKPG3ZQ949"/><text:bookmark text:name="VBBD6QKVZ8Y5RNJ1Y855"/>What are the issues associated with adopting a formal framework or model?</text:p>
        </text:list-item>
      </text:list>
      <text:list xml:id="list1674007122" text:style-name="L5">
        <text:list-item>
          <text:p text:style-name="P9">A framework must be customized to fit the individual enterprises needs.</text:p>
        </text:list-item>
      </text:list>
      <text:p text:style-name="P10"/>
      <text:list xml:id="list173831171293741" text:continue-list="list173830243274813" text:style-name="L1">
        <text:list-item>
          <text:p text:style-name="P3"><text:bookmark text:name="CMGCTB1X9EZYQ5PXJ349"/><text:bookmark text:name="NSYBMP0YBUKKY1HCN008"/>What documents are available from the NIST Computer Security Resource Center, and how can they support the development of a security framework?</text:p>
        </text:list-item>
      </text:list>
      <text:list xml:id="list3699487637" text:style-name="L6">
        <text:list-item>
          <text:p text:style-name="P11">SP 800-12</text:p>
        </text:list-item>
        <text:list-item>
          <text:p text:style-name="P11">SP 800-14</text:p>
        </text:list-item>
        <text:list-item>
          <text:p text:style-name="P11">SP 800-18</text:p>
        </text:list-item>
        <text:list-item>
          <text:p text:style-name="P12">SP 800-30</text:p>
        </text:list-item>
        <text:list-item>
          <text:p text:style-name="P12">SP 800-37</text:p>
        </text:list-item>
        <text:list-item>
          <text:p text:style-name="P12">SP 800-39</text:p>
        </text:list-item>
        <text:list-item>
          <text:p text:style-name="P12">SP 800-50</text:p>
        </text:list-item>
        <text:list-item>
          <text:p text:style-name="P12">SP 800-55</text:p>
        </text:list-item>
        <text:list-item>
          <text:p text:style-name="P12">SP 800-100</text:p>
        </text:list-item>
      </text:list>
      <text:p text:style-name="P13"/>
      <text:list xml:id="list173830694954807" text:continue-list="list173831171293741" text:style-name="L1">
        <text:list-item>
          <text:p text:style-name="P3"><text:bookmark text:name="YMDAQVXCH5DZ4H0Y3222"/><text:bookmark text:name="AKQDE2DT9DF88EYNA573"/>What benefit can a private, for-profit agency derive from best practices designed for federal agencies?</text:p>
        </text:list-item>
      </text:list>
      <text:list xml:id="list235062563" text:style-name="L7">
        <text:list-item>
          <text:p text:style-name="P14">BE advised on widely accepted standards, practices, and policies. <text:s/>Modify them to suit individual needs.</text:p>
        </text:list-item>
      </text:list>
      <text:p text:style-name="P13"/>
      <text:list xml:id="list173829914801828" text:continue-list="list173830694954807" text:style-name="L1">
        <text:list-item>
          <text:p text:style-name="P3"><text:bookmark text:name="CNSBX4TRRWNAHK1X7727"/><text:bookmark text:name="UWLC99MEAV5DGQ5UM053"/>What Web resources can aid an organization in developing best practices as part of a security framework?</text:p>
        </text:list-item>
      </text:list>
      <text:list xml:id="list4245634262" text:style-name="L8">
        <text:list-item>
          <text:p text:style-name="P15">Cert.org</text:p>
        </text:list-item>
        <text:list-item>
          <text:p text:style-name="P15"><text:soft-page-break/>techforum.com</text:p>
        </text:list-item>
        <text:list-item>
          <text:p text:style-name="P15">securityforum.org</text:p>
        </text:list-item>
        <text:list-item>
          <text:p text:style-name="P15">isaca.org</text:p>
        </text:list-item>
        <text:list-item>
          <text:p text:style-name="P15">iapsc.org</text:p>
        </text:list-item>
      </text:list>
      <text:p text:style-name="P13"/>
      <text:list xml:id="list173831150928765" text:continue-list="list173829914801828" text:style-name="L1">
        <text:list-item>
          <text:p text:style-name="P4"><text:bookmark text:name="EKUBKHMF75B50LZ7E796"/><text:bookmark text:name="JWNS7J8CFZX18PVMH737"/>Briefly describe management, operational, and technical controls, and explain when each would be applied as part of a security framework.</text:p>
        </text:list-item>
      </text:list>
      <text:list xml:id="list95920323" text:style-name="L9">
        <text:list-item>
          <text:p text:style-name="P30">Management controls</text:p>
          <text:list>
            <text:list-item>
              <text:p text:style-name="P30">Info sec safeguards that focus on administrative planning, organizing leading, and controlling, and implemented by the org’s security admin. <text:s/>These safeguards include governance and risk management</text:p>
            </text:list-item>
          </text:list>
        </text:list-item>
        <text:list-item>
          <text:p text:style-name="P30">Operational controls</text:p>
          <text:list>
            <text:list-item>
              <text:p text:style-name="P30">Info sec safeguards <text:span text:style-name="T1">focusing on lower-level planning that deals with the functionality of the org’s security. <text:s/>These safeguards include disaster recovery and incident response planning.</text:span></text:p>
            </text:list-item>
          </text:list>
        </text:list-item>
        <text:list-item>
          <text:p text:style-name="P30">Technical controls</text:p>
          <text:list>
            <text:list-item>
              <text:p text:style-name="P31">Info sec safeguards that focus on the application of modern technologies, systems, and processses to protect information assets. <text:s/>These safeguards include firewalls, virtual private networks, and IDP’s</text:p>
            </text:list-item>
          </text:list>
        </text:list-item>
      </text:list>
      <text:list xml:id="list173831478787012" text:continue-list="list173831150928765" text:style-name="L1">
        <text:list-item>
          <text:p text:style-name="P3"><text:bookmark text:name="EJHGR1MCYRZXBVJH4543"/><text:bookmark text:name="PageEnd_246"/><text:bookmark text:name="TVREGTH5K1QXBC5WU870"/>What are the differences between a policy, a standard, and a practice? What are the three types of security policies? Where would each be used? What type of policy would be needed to guide use of the Web? E-mail? Office equipment for personal use?</text:p>
        </text:list-item>
      </text:list>
      <text:list xml:id="list920898412" text:style-name="L10">
        <text:list-item>
          <text:p text:style-name="P16">Policy</text:p>
          <text:list>
            <text:list-item>
              <text:p text:style-name="P16">Written instructions that describe proper behavior</text:p>
            </text:list-item>
          </text:list>
        </text:list-item>
        <text:list-item>
          <text:p text:style-name="P16">Standard</text:p>
          <text:list>
            <text:list-item>
              <text:p text:style-name="P16">Detailed statement of what must be done to comply with policy</text:p>
            </text:list-item>
          </text:list>
        </text:list-item>
        <text:list-item>
          <text:p text:style-name="P16"><text:soft-page-break/>Practice</text:p>
          <text:list>
            <text:list-item>
              <text:p text:style-name="P16">Examples of actions that would comply with policy</text:p>
            </text:list-item>
          </text:list>
        </text:list-item>
        <text:list-item>
          <text:p text:style-name="P16">Security Policy</text:p>
          <text:list>
            <text:list-item>
              <text:p text:style-name="P16">Entrerprise Information Sec. Policy (EISP)</text:p>
            </text:list-item>
            <text:list-item>
              <text:p text:style-name="P16">Issue Specific Sec. Policy (ISSP)</text:p>
            </text:list-item>
            <text:list-item>
              <text:p text:style-name="P16">System Specific Sec. Policy (SysSP)</text:p>
            </text:list-item>
          </text:list>
        </text:list-item>
      </text:list>
      <text:p text:style-name="P13"/>
      <text:list xml:id="list173830204360810" text:continue-list="list173831478787012" text:style-name="L1">
        <text:list-item>
          <text:p text:style-name="P3"><text:bookmark text:name="XZXGZX6B121TS4HYP326"/><text:bookmark text:name="CJGW6REH4TW62V3D9241"/>Who is ultimately responsible for managing a technology? Who is responsible for enforcing policy that affects the use of a technology?</text:p>
        </text:list-item>
      </text:list>
      <text:list xml:id="list2981500978" text:style-name="L11">
        <text:list-item>
          <text:p text:style-name="P17">A policy administrator is an employee who is responsible for the creation, revision, distribution, and storage of a policy in an organization.</text:p>
        </text:list-item>
      </text:list>
      <text:p text:style-name="P13"/>
      <text:list xml:id="list173830781811826" text:continue-list="list173830204360810" text:style-name="L1">
        <text:list-item>
          <text:p text:style-name="P3"><text:bookmark text:name="XAHQLVXMWZTU86U7B630"/><text:bookmark text:name="KUZCZ1NDJBJ70EC38916"/>What is contingency planning? How is it different from routine management planning? What are the components of contingency planning?</text:p>
        </text:list-item>
      </text:list>
      <text:list xml:id="list2966419914" text:style-name="L12">
        <text:list-item>
          <text:p text:style-name="P18">Actions taken by senior management to specify the organizations efforts and actions if an adverse becomes an incident or disaster. <text:s/></text:p>
        </text:list-item>
        <text:list-item>
          <text:p text:style-name="P18">Planning includes incident or disaster. <text:s/>This planning includes incident response, disaster recovery, and business continuity efforts, as well as preparatory business impact analysis. <text:s/>Routine management planning only considers business as usual, CP considers inevitable incidents.</text:p>
        </text:list-item>
      </text:list>
      <text:p text:style-name="P13"/>
      <text:list xml:id="list173831198276735" text:continue-list="list173830781811826" text:style-name="L1">
        <text:list-item>
          <text:p text:style-name="P3"><text:bookmark text:name="LGLCX51G5JW7MVX8M641"/><text:bookmark text:name="TYSZMH0TP3BN0UUEJ510"/>When is the IR plan used?</text:p>
        </text:list-item>
      </text:list>
      <text:list xml:id="list2165528240" text:style-name="L13">
        <text:list-item>
          <text:p text:style-name="P19">Immediately after an incident, but if the attack escalates or is disastrous (fire, flood, earthquake) the process moves on to the disaster recovery, and the business continuity plan.</text:p>
        </text:list-item>
      </text:list>
      <text:p text:style-name="P13"/>
      <text:list xml:id="list173831600966367" text:continue-list="list173831198276735" text:style-name="L1">
        <text:list-item>
          <text:p text:style-name="P3"><text:bookmark text:name="UPYEH9AXK3LK5X6W1031"/><text:bookmark text:name="EECWML94YRD0CT1UL992"/>When is the DR plan used?</text:p>
        </text:list-item>
      </text:list>
      <text:list xml:id="list1724630374" text:style-name="L14">
        <text:list-item>
          <text:p text:style-name="P20">When the IR plan is insufficient, or if the incident begins as a disasters, such as a fire, flood, or blackout.</text:p>
        </text:list-item>
      </text:list>
      <text:p text:style-name="P21"/>
      <text:list xml:id="list173830288356690" text:continue-list="list173831600966367" text:style-name="L1">
        <text:list-item>
          <text:p text:style-name="P3"><text:bookmark text:name="EHQYTSNFYB2EB9JFV468"/><text:bookmark text:name="QPKTA9MEKFCKSZ2NN928"/><text:soft-page-break/>When is the BC plan used? How do you determine when to use the IR, DR, and BC plans?</text:p>
        </text:list-item>
      </text:list>
      <text:list xml:id="list205250951" text:style-name="L15">
        <text:list-item>
          <text:p text:style-name="P22">The Business Continuity plan is used concurrently with the DR plan and when the damage is major or ongoing, and requires more than simple restoration of information resources. <text:s/>The BC plan establishes critical business functions at an alternate site.</text:p>
        </text:list-item>
      </text:list>
      <text:p text:style-name="P21"/>
      <text:list xml:id="list173830494293243" text:continue-list="list173830288356690" text:style-name="L1">
        <text:list-item>
          <text:p text:style-name="P3"><text:bookmark text:name="VQFGJY1H1T212UDAG493"/><text:bookmark text:name="MLZCQ18JHHUT9KJXK275"/>What are the elements of a business impact analysis?</text:p>
        </text:list-item>
      </text:list>
      <text:list xml:id="list3983024145" text:style-name="L16">
        <text:list-item>
          <text:p text:style-name="P23">Scope</text:p>
        </text:list-item>
        <text:list-item>
          <text:p text:style-name="P23">Plan</text:p>
        </text:list-item>
        <text:list-item>
          <text:p text:style-name="P23">Balance</text:p>
        </text:list-item>
        <text:list-item>
          <text:p text:style-name="P23">Know the objective</text:p>
        </text:list-item>
        <text:list-item>
          <text:p text:style-name="P23">Follow up</text:p>
        </text:list-item>
      </text:list>
      <text:p text:style-name="P21"/>
      <text:list xml:id="list173831865174786" text:continue-list="list173830494293243" text:style-name="L1">
        <text:list-item>
          <text:p text:style-name="P3"><text:bookmark text:name="NFXP7XZLJK4LW6YGN957"/><text:bookmark text:name="JGPZBTYJ83KDNGR2S798"/>What are Pipkin’s three categories of incident indicators?</text:p>
        </text:list-item>
      </text:list>
      <text:list xml:id="list856162458" text:style-name="L17">
        <text:list-item>
          <text:p text:style-name="P24">Possible </text:p>
        </text:list-item>
        <text:list-item>
          <text:p text:style-name="P24">Probable Desfinite</text:p>
        </text:list-item>
      </text:list>
      <text:p text:style-name="P25"/>
      <text:list xml:id="list173831174666629" text:continue-list="list173831865174786" text:style-name="L1">
        <text:list-item>
          <text:p text:style-name="P3"><text:bookmark text:name="YYKSKP5VKSK5C1S2Q278"/><text:bookmark text:name="MZQABX711XZC13AN8180"/>What is containment, and why is it part of the planning process?</text:p>
        </text:list-item>
      </text:list>
      <text:list xml:id="list2095798065" text:style-name="L18">
        <text:list-item>
          <text:p text:style-name="P26">Isolating affected channels, processes, services, or computers; stopping the losses; and regaining control of the affected systems. <text:s/>It is part of the planning process to identify the best containment option for each scenario or system affected.</text:p>
        </text:list-item>
      </text:list>
      <text:p text:style-name="P25"/>
      <text:list xml:id="list173831746513017" text:continue-list="list173831174666629" text:style-name="L1">
        <text:list-item>
          <text:p text:style-name="P3"><text:bookmark text:name="DDCY363VQJRC7K5DH890"/><text:bookmark text:name="ZAUURREV5KWR40039249"/>When should law enforcement be involved in an IR or DR action? What are the issues associated with law enforcement involvement?</text:p>
        </text:list-item>
      </text:list>
      <text:list xml:id="list1242930397" text:style-name="L19">
        <text:list-item>
          <text:p text:style-name="P27">If the incident is determined to be corporate espionage, sabotage, or theft. Issues include: </text:p>
          <text:list>
            <text:list-item>
              <text:p text:style-name="P27">When to inform law enforcement</text:p>
            </text:list-item>
            <text:list-item>
              <text:p text:style-name="P27">What level of LE</text:p>
            </text:list-item>
            <text:list-item>
              <text:p text:style-name="P27"><text:soft-page-break/>What will happen to business.</text:p>
            </text:list-item>
          </text:list>
        </text:list-item>
      </text:list>
      <text:p text:style-name="P25"/>
      <text:list xml:id="list173830605894135" text:continue-list="list173831746513017" text:style-name="L1">
        <text:list-item>
          <text:p text:style-name="P3"><text:bookmark text:name="MLQM282YHPQSMV2F1356"/><text:bookmark text:name="LUJFX8DUHG4EFJF5N942"/>What is an after-action review? When is it performed? Why is it done?</text:p>
        </text:list-item>
      </text:list>
      <text:list xml:id="list2794818960" text:style-name="L20">
        <text:list-item>
          <text:p text:style-name="P28">An analysis of the outcome of a specific plan. <text:s/>It is done to evaluate the level of success. <text:s/>It is done after completion of the original plan.</text:p>
        </text:list-item>
      </text:list>
      <text:p text:style-name="P25"/>
      <text:list xml:id="list173829840616024" text:continue-list="list173830605894135" text:style-name="L1">
        <text:list-item>
          <text:p text:style-name="P3"><text:bookmark text:name="UCMBXYNUM7D3SRHN6092"/><text:bookmark text:name="YVXQT960NLPH9741Y018"/>List and describe the six site and data contingency strategies identified in the text.</text:p>
        </text:list-item>
      </text:list>
      <text:list xml:id="list3447227901" text:style-name="L21">
        <text:list-item>
          <text:p text:style-name="P29">Hot Site</text:p>
        </text:list-item>
        <text:list-item>
          <text:p text:style-name="P29">Warm Site</text:p>
        </text:list-item>
        <text:list-item>
          <text:p text:style-name="P29">Cold Site</text:p>
        </text:list-item>
        <text:list-item>
          <text:p text:style-name="P29">Time-shares</text:p>
        </text:list-item>
        <text:list-item>
          <text:p text:style-name="P29">service bureaus</text:p>
        </text:list-item>
        <text:list-item>
          <text:p text:style-name="P29">Mutual agree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oney-web" svg:font-family="rooney-web,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25:03.201889859</meta:creation-date>
    <meta:generator>LibreOffice/6.2.7.1$Linux_X86_64 LibreOffice_project/20$Build-1</meta:generator>
    <dc:date>2019-10-28T17:38:29.574046022</dc:date>
    <meta:editing-duration>PT16M32S</meta:editing-duration>
    <meta:editing-cycles>2</meta:editing-cycles>
    <meta:document-statistic meta:table-count="0" meta:image-count="0" meta:object-count="0" meta:page-count="6" meta:paragraph-count="90" meta:word-count="1090" meta:character-count="6698" meta:non-whitespace-character-count="5759"/>
  </office:meta>
</office:document-meta>
</file>